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Source Han Sans CN Regular" style:font-name-complex="Lohit Devanagari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alor 10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Cub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0.000012" calcext:value-type="float">
            <text:p>0.0000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0.000028" calcext:value-type="float">
            <text:p>0.000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11" calcext:value-type="float">
            <text:p>0.0000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0.000016" calcext:value-type="float">
            <text:p>0.0000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0.000011" calcext:value-type="float">
            <text:p>0.0000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56" calcext:value-type="float">
            <text:p>0.000056</text:p>
          </table:table-cell>
          <table:table-cell table:style-name="ce1" office:value-type="float" office:value="0.000011" calcext:value-type="float">
            <text:p>0.0000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91" calcext:value-type="float">
            <text:p>0.000091</text:p>
          </table:table-cell>
          <table:table-cell office:value-type="float" office:value="0.000026" calcext:value-type="float">
            <text:p>0.0000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0.000034" calcext:value-type="float">
            <text:p>0.0000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015" calcext:value-type="float">
            <text:p>0.0000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0.000011" calcext:value-type="float">
            <text:p>0.0000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0.000013" calcext:value-type="float">
            <text:p>0.0000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0.000011" calcext:value-type="float">
            <text:p>0.0000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0.000034" calcext:value-type="float">
            <text:p>0.0000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0.000038" calcext:value-type="float">
            <text:p>0.0000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0.000011" calcext:value-type="float">
            <text:p>0.0000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0.000012" calcext:value-type="float">
            <text:p>0.0000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75" calcext:value-type="float">
            <text:p>0.000075</text:p>
          </table:table-cell>
          <table:table-cell office:value-type="float" office:value="0.000035" calcext:value-type="float">
            <text:p>0.0000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0.000031" calcext:value-type="float">
            <text:p>0.0000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0.000034" calcext:value-type="float">
            <text:p>0.0000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0.000036" calcext:value-type="float">
            <text:p>0.0000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0.000031" calcext:value-type="float">
            <text:p>0.0000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029" calcext:value-type="float">
            <text:p>0.0000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0024" calcext:value-type="float">
            <text:p>0.0000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0/00/0000</text:date>, <text:time style:data-style-name="N2" text:time-value="14:37:38.3789798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ra Nobre</meta:initial-creator>
    <meta:creation-date>2015-08-16T20:22:35.239998246</meta:creation-date>
    <dc:date>2015-08-17T16:07:39.850194282</dc:date>
    <dc:creator>Clara Nobre</dc:creator>
    <meta:editing-duration>PT33M37S</meta:editing-duration>
    <meta:editing-cycles>2</meta:editing-cycles>
    <meta:generator>LibreOffice/4.3.7.2$Linux_X86_64 LibreOffice_project/430$Build-2</meta:generator>
    <meta:document-statistic meta:table-count="1" meta:cell-count="104" meta:object-count="0"/>
  </office:meta>
</office:document-meta>
</file>